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37mm"/>
    </style:style>
    <style:style style:name="co2" style:family="table-column">
      <style:table-column-properties fo:break-before="auto" style:column-width="58.38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wt_5f_log2_5f_expression">
      <style:table-properties table:display="true" style:writing-mode="lr-tb"/>
    </style:style>
    <style:style style:name="ta2" style:family="table" style:master-page-name="PageStyle_5f_network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t_log2_expressio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N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H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E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12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" table:style-name="ta2">
        <office:forms form:automatic-focus="false" form:apply-design-mode="false"/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office:value-type="string" calcext:value-type="string">
            <text:p>cols regulators/rows targets</text:p>
          </table:table-cell>
          <table:table-cell office:value-type="string" calcext:value-type="string">
            <text:p>ACE2</text:p>
          </table:table-cell>
          <table:table-cell office:value-type="string" calcext:value-type="string">
            <text:p>ASH1</text:p>
          </table:table-cell>
          <table:table-cell office:value-type="string" calcext:value-type="string">
            <text:p>CIN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E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H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N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twork" style:display-name="PageStyle_netwo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t_5f_log2_5f_expression" style:display-name="PageStyle_wt_log2_expres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Klein</meta:initial-creator>
    <meta:creation-date>2016-09-28T23:39:59</meta:creation-date>
    <dc:date>2020-03-30T00:46:02.971357058</dc:date>
    <meta:generator>LibreOffice/6.0.7.3$Linux_X86_64 LibreOffice_project/00m0$Build-3</meta:generator>
    <meta:editing-duration>PT1H31M22S</meta:editing-duration>
    <meta:editing-cycles>2</meta:editing-cycles>
    <meta:document-statistic meta:table-count="2" meta:cell-count="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